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erif" fo:font-size="12pt" style:font-name-asian="Liberation Serif" style:font-size-asian="12pt" style:font-size-complex="12pt"/>
    </style:style>
    <style:style style:name="T2" style:family="text">
      <style:text-properties style:font-name="Liberation Serif" style:font-name-asian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1">前言:</text:span></text:span></text:h>
      <text:p text:style-name="Text_20_body"><text:span text:style-name="Source_20_Text"><text:span text:style-name="T1">C/C++语言编译的执行文件记录了动态链接信息(要链接的.so文件文件名)，但是不会记录要链接的库的路径。因为编译环境和生产环境可能在不同机器上，而不同机器的相关库的路径可能不一样，所以可执行文件记录需要哪些动态库，而在实际链接时根据系统环境变量配置进行查找。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一. 应用程序调用第三方库一般有两大类方式，通过绝对路径连接动态库，以及动态库作为共享库连接到应用程序，动态库设置为共享库一般有以下几种方式：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1)在/etc/bash.bashrc文件中设置为环境变量LD_LIBRARY_PATH</text:span></text:span></text:p>
      <text:p text:style-name="Text_20_body"><text:span text:style-name="Source_20_Text"><text:span text:style-name="T1">(2)在/etc/ld.so.cache文件列表中设置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二. 按照(1)(2)的顺序寻找动态库，找到库文件后将其载入内存，所以应用程序调用动态库一般有以下几种方式：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1)通过绝对路径连接</text:span></text:span></text:p>
      <text:p text:style-name="Text_20_body"><text:span text:style-name="Source_20_Text"><text:span text:style-name="T1"><text:s text:c="3"/>g++ main.cpp -L/usr/local/lib/ -ltest -o main ,通过设置绝对路径/usr/local/lib/，将应用程序连接到/usr/local/lib/目录下的libtest.so动态库。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(2)设置动态库为共享库</text:span></text:span></text:p>
      <text:p text:style-name="Text_20_body"><text:span text:style-name="Source_20_Text"><text:span text:style-name="T1"><text:s text:c="3"/>a.设置环境路径</text:span></text:span></text:p>
      <text:p text:style-name="Text_20_body"><text:span text:style-name="Source_20_Text"><text:span text:style-name="T1"><text:s text:c="5"/>打开/etc/bash.bashrc文件: sudo gedit /etc/bash.bashrc ,在文件末尾添加环境变量LD_LIBRARY_PATH，设置变量值为动态库所在的目录, 以.../lib/结尾。</text:span></text:span></text:p>
      <text:p text:style-name="Text_20_body"><text:span text:style-name="Source_20_Text"><text:span text:style-name="T1"><text:s text:c="3"/>b.在/etc/ld.so.cache中设置</text:span></text:span></text:p>
      <text:p text:style-name="Text_20_body"><text:span text:style-name="Source_20_Text"><text:span text:style-name="T1"><text:s text:c="5"/>在/etc/ld.so.conf.d/路径下的文件，在系统启动时都会设置为共享的动态库，应用程序在运行时会自动加载该目录下文件中的动态库。例如，要设置opencv为共享库，则在该目录下添加opencv4.conf文件，并在文件中添加动态库目录位置，添加完后保存，并输入命令:sudo ldconfig，该命令会重建/etc/ld.so.cache文件。如动态库安装在/usr/lib/文件夹中，那么ld默认能够找到，无需其他操作。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三. ldd命令验证</text:span></text:span></text:p>
      <text:p text:style-name="Text_20_body"><text:span text:style-name="Source_20_Text"><text:span text:style-name="T1"/></text:span></text:p>
      <text:p text:style-name="Text_20_body"><text:soft-page-break/><text:span text:style-name="Source_20_Text"><text:span text:style-name="T1">(1)当应用程序生成后，可使用命令：ldd 应用程序名，查看应用程序所连接动态库的具体路径及名称。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3T08:57:19.610814989</dc:date>
    <meta:editing-duration>PT34M7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15" meta:word-count="576" meta:character-count="894" meta:non-whitespace-character-count="859"/>
  </office:meta>
</office:document-meta>
</file>